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100000320D8F48DBB62E358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822cm" svg:stroke-color="#333333" draw:marker-start-width="4.404cm" draw:marker-end-width="4.404cm" draw:fill="none" draw:textarea-vertical-align="middle" fo:padding-top="1.507cm" fo:padding-bottom="1.507cm" fo:padding-left="1.632cm" fo:padding-right="1.63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12cm" svg:stroke-color="#0066b3" draw:marker-start-width="0.569cm" draw:marker-end-width="0.569cm" svg:stroke-opacity="75%" draw:fill-color="#cae7fc" draw:opacity="100%" draw:textarea-horizontal-align="justify" draw:textarea-vertical-align="middle" draw:auto-grow-height="false" fo:min-height="1.891cm" fo:min-width="1.641cm" fo:padding-top="0.247cm" fo:padding-bottom="0.247cm" fo:padding-left="0.372cm" fo:padding-right="0.372cm" draw:shadow="hidden"/>
      <style:paragraph-properties style:writing-mode="lr-tb"/>
    </style:style>
    <style:style style:name="gr4" style:family="graphic" style:parent-style-name="standard">
      <style:graphic-properties svg:stroke-width="0.035cm" svg:stroke-color="#333333" draw:marker-start-width="0.252cm" draw:marker-end-width="0.252cm" draw:fill-color="#3da0eb" draw:textarea-horizontal-align="justify" draw:textarea-vertical-align="middle" draw:auto-grow-height="false" fo:min-height="0.292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ae7fc" draw:opacity="100%"/>
      <style:paragraph-properties fo:text-align="center" style:writing-mode="lr-tb"/>
    </style:style>
    <style:style style:name="P4" style:family="paragraph">
      <loext:graphic-properties draw:fill-color="#3da0e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46cm" svg:y1="6.853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path draw:style-name="gr1" draw:text-style-name="P1" draw:layer="layout" svg:width="15.372cm" svg:height="9.84cm" draw:transform="rotate (-1.59261294244483) translate (15.0983533364127cm 9.51797417799894cm)" svg:viewBox="0 0 15373 9841" svg:d="M15373 0c-9653 84-18353 3068-14394 9841">
          <text:p/>
        </draw:path>
        <draw:line draw:style-name="gr1" draw:text-style-name="P1" draw:layer="layout" svg:x1="14.846cm" svg:y1="17.521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4.9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5.958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path draw:style-name="gr1" draw:text-style-name="P1" draw:layer="layout" svg:width="15.372cm" svg:height="9.84cm" draw:transform="rotate (1.59261294244483) translate (14.843cm 24.887cm)" svg:viewBox="0 0 15373 9841" svg:d="M0 0c9652 84 18352 3068 14394 9841">
          <text:p/>
        </draw:path>
        <draw:line draw:style-name="gr1" draw:text-style-name="P1" draw:layer="layout" svg:x1="14.846cm" svg:y1="17.521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3.0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4.057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path draw:style-name="gr1" draw:text-style-name="P1" draw:layer="layout" svg:width="9.455cm" svg:height="11.769cm" draw:transform="rotate (1.59261294244483) translate (14.661cm 24.887cm)" svg:viewBox="0 0 9456 11770" svg:d="M0 0c9652 84 11451 4997 7492 11770">
          <text:p/>
        </draw:path>
        <draw:line draw:style-name="gr1" draw:text-style-name="P1" draw:layer="layout" svg:x1="14.846cm" svg:y1="17.521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3.0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4.057cm 15.6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1.501cm" svg:height="0.823cm" svg:x="14.9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5.957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/>
      <draw:page draw:name="page6" draw:style-name="dp1" draw:master-page-name="Default">
        <draw:line draw:style-name="gr1" draw:text-style-name="P1" draw:layer="layout" svg:x1="14.846cm" svg:y1="6.853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1.1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2.157cm 15.6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1.501cm" svg:height="0.823cm" svg:x="16.8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7.857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line draw:style-name="gr1" draw:text-style-name="P1" draw:layer="layout" svg:x1="2.857cm" svg:y1="15.478cm" svg:x2="14.097cm" svg:y2="15.478cm">
          <text:p/>
        </draw:line>
        <draw:line draw:style-name="gr1" draw:text-style-name="P1" draw:layer="layout" svg:x1="14.846cm" svg:y1="6.853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6.8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7.857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line draw:style-name="gr1" draw:text-style-name="P1" draw:layer="layout" svg:x1="13.065cm" svg:y1="15.088cm" svg:x2="26.497cm" svg:y2="15.088cm">
          <text:p/>
        </draw:line>
        <draw:line draw:style-name="gr1" draw:text-style-name="P1" draw:layer="layout" svg:x1="14.583cm" svg:y1="13.7cm" svg:x2="14.846cm" svg:y2="27.808cm">
          <text:p/>
        </draw:line>
        <draw:frame draw:style-name="gr2" draw:text-style-name="P1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1.1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2.157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line draw:style-name="gr1" draw:text-style-name="P1" draw:layer="layout" svg:x1="13.065cm" svg:y1="15.088cm" svg:x2="26.497cm" svg:y2="15.088cm">
          <text:p/>
        </draw:line>
        <draw:line draw:style-name="gr1" draw:text-style-name="P1" draw:layer="layout" svg:x1="14.583cm" svg:y1="13.7cm" svg:x2="14.846cm" svg:y2="27.808cm">
          <text:p/>
        </draw:line>
        <draw:frame draw:style-name="gr2" draw:text-style-name="P1" draw:layer="layout" svg:width="15.912cm" svg:height="17.272cm" svg:x="6.842cm" svg:y="9.4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1.12cm" svg:y="11.6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2.157cm 12.2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1.501cm" svg:height="0.823cm" svg:x="13.02cm" svg:y="11.6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4.057cm 12.2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1.501cm" svg:height="0.823cm" svg:x="14.92cm" svg:y="11.6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5.957cm 12.2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1.501cm" svg:height="0.823cm" svg:x="16.82cm" svg:y="11.6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7.857cm 12.24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3T14:25:18.650042616</meta:creation-date>
    <dc:date>2022-02-19T11:40:49.037000000</dc:date>
    <meta:editing-duration>PT46M11S</meta:editing-duration>
    <meta:editing-cycles>13</meta:editing-cycles>
    <meta:generator>LibreOffice/7.1.3.2$Windows_X86_64 LibreOffice_project/47f78053abe362b9384784d31a6e56f8511eb1c1</meta:generator>
    <meta:document-statistic meta:object-count="58"/>
  </office:meta>
</office:document-meta>
</file>